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8159a" officeooo:paragraph-rsid="0018159a"/>
    </style:style>
    <style:style style:name="P2" style:family="paragraph" style:parent-style-name="Standard">
      <style:paragraph-properties fo:text-align="justify" style:justify-single-word="false"/>
      <style:text-properties officeooo:paragraph-rsid="0018f845"/>
    </style:style>
    <style:style style:name="P3" style:family="paragraph" style:parent-style-name="Standard">
      <style:paragraph-properties fo:text-align="justify" style:justify-single-word="false"/>
      <style:text-properties fo:font-size="14pt" fo:font-weight="bold" officeooo:rsid="0018f845" officeooo:paragraph-rsid="0018f845"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1a60ea" officeooo:paragraph-rsid="001a60ea"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5pt" fo:font-weight="bold" officeooo:rsid="0018159a" officeooo:paragraph-rsid="0018159a" style:font-size-asian="15pt" style:font-weight-asian="bold" style:font-size-complex="15pt" style:font-weight-complex="bold"/>
    </style:style>
    <style:style style:name="P6" style:family="paragraph" style:parent-style-name="Standard">
      <style:paragraph-properties fo:text-align="center" style:justify-single-word="false"/>
      <style:text-properties fo:font-size="18pt" fo:font-weight="bold" officeooo:rsid="0018159a" officeooo:paragraph-rsid="0018159a"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16pt" fo:font-weight="bold" officeooo:paragraph-rsid="0018f845" style:font-size-asian="16pt" style:font-weight-asian="bold" style:font-size-complex="16pt" style:font-weight-complex="bold"/>
    </style:style>
    <style:style style:name="P8" style:family="paragraph" style:parent-style-name="Standard">
      <style:paragraph-properties style:line-height-at-least="0.503cm"/>
      <style:text-properties fo:color="#9cdcfe" style:font-name="Droid Sans Mono" fo:font-size="10.5pt" fo:font-weight="normal" fo:background-color="#1e1e1e"/>
    </style:style>
    <style:style style:name="P9" style:family="paragraph" style:parent-style-name="Standard">
      <style:paragraph-properties fo:text-align="center" style:justify-single-word="false"/>
      <style:text-properties fo:font-size="16pt" fo:font-weight="bold" officeooo:rsid="0018f845" officeooo:paragraph-rsid="0018f845" style:font-size-asian="16pt" style:font-weight-asian="bold" style:font-size-complex="16pt" style:font-weight-complex="bold"/>
    </style:style>
    <style:style style:name="P10" style:family="paragraph" style:parent-style-name="Standard">
      <style:paragraph-properties fo:text-align="justify" style:justify-single-word="false"/>
      <style:text-properties fo:font-size="12pt" fo:font-weight="normal" officeooo:rsid="001a60ea" officeooo:paragraph-rsid="001a60ea"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1b8b3f" officeooo:paragraph-rsid="001b8b3f"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officeooo:paragraph-rsid="001be878"/>
    </style:style>
    <style:style style:name="P13" style:family="paragraph" style:parent-style-name="Standard">
      <style:paragraph-properties fo:text-align="justify" style:justify-single-word="false"/>
      <style:text-properties officeooo:paragraph-rsid="00219f78"/>
    </style:style>
    <style:style style:name="P14" style:family="paragraph" style:parent-style-name="Standard">
      <style:paragraph-properties fo:text-align="justify" style:justify-single-word="false"/>
      <style:text-properties officeooo:paragraph-rsid="0024802b"/>
    </style:style>
    <style:style style:name="P15" style:family="paragraph" style:parent-style-name="Standard">
      <style:paragraph-properties fo:text-align="justify" style:justify-single-word="false"/>
      <style:text-properties officeooo:paragraph-rsid="0027ef17"/>
    </style:style>
    <style:style style:name="P16" style:family="paragraph" style:parent-style-name="Standard">
      <style:paragraph-properties fo:text-align="justify" style:justify-single-word="false"/>
      <style:text-properties fo:font-size="14pt" fo:font-weight="bold" officeooo:rsid="0018f845" officeooo:paragraph-rsid="0018f845"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font-size="14pt" fo:font-weight="bold" officeooo:rsid="0018f845" officeooo:paragraph-rsid="001be878" style:font-size-asian="14pt" style:font-weight-asian="bold" style:font-size-complex="14pt" style:font-weight-complex="bold"/>
    </style:style>
    <style:style style:name="P18" style:family="paragraph" style:parent-style-name="Standard">
      <style:paragraph-properties fo:text-align="justify" style:justify-single-word="false"/>
      <style:text-properties fo:font-size="14pt" fo:font-weight="bold" officeooo:rsid="0018f845" officeooo:paragraph-rsid="0026882f"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font-size="14pt" style:text-underline-style="none" fo:font-weight="bold" officeooo:rsid="0018f845" officeooo:paragraph-rsid="0024802b" style:font-size-asian="14pt" style:font-weight-asian="bold" style:font-size-complex="14pt" style:font-weight-complex="bold"/>
    </style:style>
    <style:style style:name="P20" style:family="paragraph" style:parent-style-name="Standard">
      <style:paragraph-properties fo:text-align="justify" style:justify-single-word="false"/>
      <style:text-properties fo:font-size="14pt" style:text-underline-style="none" fo:font-weight="normal" officeooo:rsid="0024802b" officeooo:paragraph-rsid="0024802b"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officeooo:rsid="001e090e" officeooo:paragraph-rsid="001e090e"/>
    </style:style>
    <style:style style:name="P22" style:family="paragraph" style:parent-style-name="Standard">
      <style:paragraph-properties fo:text-align="justify" style:justify-single-word="false"/>
      <style:text-properties officeooo:rsid="001e090e" officeooo:paragraph-rsid="00219f78"/>
    </style:style>
    <style:style style:name="P23" style:family="paragraph" style:parent-style-name="Standard">
      <style:paragraph-properties fo:text-align="justify" style:justify-single-word="false"/>
      <style:text-properties officeooo:rsid="001ff774" officeooo:paragraph-rsid="001ff774"/>
    </style:style>
    <style:style style:name="P24" style:family="paragraph" style:parent-style-name="Standard">
      <style:paragraph-properties fo:text-align="justify" style:justify-single-word="false"/>
      <style:text-properties style:text-underline-style="solid" style:text-underline-width="auto" style:text-underline-color="font-color" officeooo:rsid="001ff774" officeooo:paragraph-rsid="001ff774"/>
    </style:style>
    <style:style style:name="P25" style:family="paragraph" style:parent-style-name="Standard">
      <style:paragraph-properties fo:text-align="justify" style:justify-single-word="false"/>
      <style:text-properties style:text-underline-style="solid" style:text-underline-width="auto" style:text-underline-color="font-color" officeooo:rsid="00241e90" officeooo:paragraph-rsid="00241e90"/>
    </style:style>
    <style:style style:name="P26" style:family="paragraph" style:parent-style-name="Standard">
      <style:paragraph-properties fo:text-align="justify" style:justify-single-word="false"/>
      <style:text-properties style:text-underline-style="none" officeooo:rsid="001ff774" officeooo:paragraph-rsid="001ff774"/>
    </style:style>
    <style:style style:name="P27" style:family="paragraph" style:parent-style-name="Standard">
      <style:paragraph-properties fo:text-align="justify" style:justify-single-word="false"/>
      <style:text-properties style:text-underline-style="none" officeooo:paragraph-rsid="00219f78"/>
    </style:style>
    <style:style style:name="P28" style:family="paragraph" style:parent-style-name="Standard">
      <style:paragraph-properties fo:text-align="justify" style:justify-single-word="false"/>
      <style:text-properties style:text-underline-style="none" officeooo:paragraph-rsid="00226b1e"/>
    </style:style>
    <style:style style:name="P29" style:family="paragraph" style:parent-style-name="Standard">
      <style:paragraph-properties fo:text-align="justify" style:justify-single-word="false"/>
      <style:text-properties style:text-underline-style="none" officeooo:rsid="00241e90" officeooo:paragraph-rsid="00241e90"/>
    </style:style>
    <style:style style:name="P30" style:family="paragraph" style:parent-style-name="Standard">
      <style:paragraph-properties fo:text-align="justify" style:justify-single-word="false"/>
      <style:text-properties officeooo:rsid="0024f064" officeooo:paragraph-rsid="0024f064"/>
    </style:style>
    <style:style style:name="P31" style:family="paragraph" style:parent-style-name="Standard">
      <style:paragraph-properties fo:text-align="justify" style:justify-single-word="false"/>
      <style:text-properties officeooo:rsid="0027ef17" officeooo:paragraph-rsid="0027ef17"/>
    </style:style>
    <style:style style:name="P32" style:family="paragraph" style:parent-style-name="Standard">
      <style:paragraph-properties fo:text-align="justify" style:justify-single-word="false"/>
      <style:text-properties officeooo:rsid="0028fdd5" officeooo:paragraph-rsid="0028fdd5"/>
    </style:style>
    <style:style style:name="T1" style:family="text">
      <style:text-properties officeooo:rsid="0018f845"/>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01be878" style:font-size-asian="12pt" style:font-weight-asian="normal" style:font-size-complex="12pt" style:font-weight-complex="normal"/>
    </style:style>
    <style:style style:name="T4" style:family="text">
      <style:text-properties fo:font-size="12pt" fo:font-weight="normal" officeooo:rsid="001d302c" style:font-size-asian="12pt" style:font-weight-asian="normal" style:font-size-complex="12pt" style:font-weight-complex="normal"/>
    </style:style>
    <style:style style:name="T5" style:family="text">
      <style:text-properties fo:font-size="12pt" fo:font-weight="normal" officeooo:rsid="00219f78" style:font-size-asian="12pt" style:font-weight-asian="normal" style:font-size-complex="12pt" style:font-weight-complex="normal"/>
    </style:style>
    <style:style style:name="T6" style:family="text">
      <style:text-properties fo:font-size="12pt" fo:font-weight="normal" officeooo:rsid="001e090e" style:font-size-asian="12pt" style:font-weight-asian="normal" style:font-size-complex="12pt" style:font-weight-complex="normal"/>
    </style:style>
    <style:style style:name="T7" style:family="text">
      <style:text-properties fo:font-size="12pt" fo:font-weight="normal" officeooo:rsid="00226b1e" style:font-size-asian="12pt" style:font-weight-asian="normal" style:font-size-complex="12pt" style:font-weight-complex="normal"/>
    </style:style>
    <style:style style:name="T8" style:family="text">
      <style:text-properties fo:font-size="12pt" fo:font-weight="normal" officeooo:rsid="001ff774" style:font-size-asian="12pt" style:font-weight-asian="normal" style:font-size-complex="12pt" style:font-weight-complex="normal"/>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bold" officeooo:rsid="001be878" style:font-size-asian="12pt" style:font-weight-asian="bold" style:font-size-complex="12pt" style:font-weight-complex="bold"/>
    </style:style>
    <style:style style:name="T11" style:family="text">
      <style:text-properties fo:font-size="12pt" style:text-underline-style="solid" style:text-underline-width="auto" style:text-underline-color="font-color" fo:font-weight="normal" officeooo:rsid="00226b1e" style:font-size-asian="12pt" style:font-weight-asian="normal" style:font-size-complex="12pt" style:font-weight-complex="normal"/>
    </style:style>
    <style:style style:name="T12" style:family="text">
      <style:text-properties fo:font-size="12pt" style:text-underline-style="solid" style:text-underline-width="auto" style:text-underline-color="font-color" fo:font-weight="normal" officeooo:rsid="001ff774" style:font-size-asian="12pt" style:font-weight-asian="normal" style:font-size-complex="12pt" style:font-weight-complex="normal"/>
    </style:style>
    <style:style style:name="T13" style:family="text">
      <style:text-properties fo:font-size="12pt" style:font-size-asian="12pt" style:font-size-complex="12pt"/>
    </style:style>
    <style:style style:name="T14" style:family="text">
      <style:text-properties fo:font-size="12pt" officeooo:rsid="001be878" style:font-size-asian="12pt" style:font-size-complex="12pt"/>
    </style:style>
    <style:style style:name="T15" style:family="text">
      <style:text-properties fo:font-size="12pt" officeooo:rsid="001d302c" style:font-size-asian="12pt" style:font-size-complex="12pt"/>
    </style:style>
    <style:style style:name="T16" style:family="text">
      <style:text-properties fo:font-size="12pt" style:text-underline-style="none" fo:font-weight="normal" style:font-size-asian="12pt" style:font-weight-asian="normal" style:font-size-complex="12pt" style:font-weight-complex="normal"/>
    </style:style>
    <style:style style:name="T17" style:family="text">
      <style:text-properties fo:font-size="12pt" style:text-underline-style="none" fo:font-weight="normal" officeooo:rsid="0024802b" style:font-size-asian="12pt" style:font-weight-asian="normal" style:font-size-complex="12pt" style:font-weight-complex="normal"/>
    </style:style>
    <style:style style:name="T18" style:family="text">
      <style:text-properties fo:font-size="12pt" style:text-underline-style="none" fo:font-weight="normal" officeooo:rsid="0024d600" style:font-size-asian="12pt" style:font-weight-asian="normal" style:font-size-complex="12pt" style:font-weight-complex="normal"/>
    </style:style>
    <style:style style:name="T19" style:family="text">
      <style:text-properties officeooo:rsid="001b8b3f"/>
    </style:style>
    <style:style style:name="T20" style:family="text">
      <style:text-properties fo:font-size="14pt" fo:font-weight="normal" style:font-size-asian="14pt" style:font-weight-asian="normal" style:font-size-complex="14pt" style:font-weight-complex="normal"/>
    </style:style>
    <style:style style:name="T21" style:family="text">
      <style:text-properties fo:font-size="14pt" fo:font-weight="normal" officeooo:rsid="0027ef17" style:font-size-asian="14pt" style:font-weight-asian="normal" style:font-size-complex="14pt" style:font-weight-complex="normal"/>
    </style:style>
    <style:style style:name="T22" style:family="text">
      <style:text-properties officeooo:rsid="001be878"/>
    </style:style>
    <style:style style:name="T23" style:family="text">
      <style:text-properties officeooo:rsid="001d30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6">R<text:span text:style-name="T1">APPORT</text:span></text:p>
      <text:p text:style-name="P6">Mohamed Amine BOUGHRARA</text:p>
      <text:p text:style-name="P5"/>
      <text:p text:style-name="P5"/>
      <text:p text:style-name="P5"/>
      <text:p text:style-name="P5"/>
      <text:p text:style-name="P5"/>
      <text:p text:style-name="P5"/>
      <text:p text:style-name="P1"/>
      <text:p text:style-name="P1"/>
      <text:p text:style-name="P9">PLANNING</text:p>
      <text:p text:style-name="P7"/>
      <text:p text:style-name="P7"/>
      <text:p text:style-name="P2"/>
      <text:p text:style-name="P3">1. INTRODUCTION</text:p>
      <text:p text:style-name="P3"/>
      <text:p text:style-name="P3"><text:span text:style-name="T22">2</text:span>. NIVEAU<text:span text:style-name="T23">X</text:span> DU JEU</text:p>
      <text:p text:style-name="P3"/>
      <text:p text:style-name="P3"><text:tab/><text:span text:style-name="T22">2</text:span>.1 QUESTIONS</text:p>
      <text:p text:style-name="P3"/>
      <text:p text:style-name="P3"><text:tab/><text:span text:style-name="T22">2</text:span>.2 SOLUTIONS</text:p>
      <text:p text:style-name="P3"/>
      <text:p text:style-name="P3"><text:span text:style-name="T22">3</text:span>. TRAITEM<text:span text:style-name="T22">E</text:span>NT DES <text:span text:style-name="T23">COMMANDES </text:span>SAISIES</text:p>
      <text:p text:style-name="P3"/>
      <text:p text:style-name="P3"><text:span text:style-name="T22">4</text:span>. ANNEX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text:p>
      <text:p text:style-name="P3"/>
      <text:p text:style-name="P3"/>
      <text:p text:style-name="P3"/>
      <text:p text:style-name="P3"/>
      <text:p text:style-name="P3"/>
      <text:p text:style-name="P4"><text:soft-page-break/>INTRODUCTION :</text:p>
      <text:p text:style-name="P10"/>
      <text:p text:style-name="P10">Le but du jeu OCTOPUS est de <text:span text:style-name="T19">cr</text:span>éer le jeu d’EXAPUNKS avec la programmation Java.</text:p>
      <text:p text:style-name="P11">Mon périmètre concerne la première phase du projet en l’occurence la création des niveaux, avec les solutions attendues et le programme java permettant de lire les commandes, de créer les instructions et d’appeler les méthodes adéquates développées dans le code métier par les phases qui suivent mon étape.</text:p>
      <text:p text:style-name="P11"/>
      <text:p text:style-name="P11"/>
      <text:p text:style-name="P17"><text:span text:style-name="T22">2</text:span>. NIVEAU<text:span text:style-name="T23">X</text:span> DU JEU :</text:p>
      <text:p text:style-name="P17"/>
      <text:p text:style-name="P12"><text:span text:style-name="T3">Je propose 3 niveaux dans notre jeu. L’interface doit charger les niveaux progressivement du premier au dernier. Une fois le niveau 1 est résolu, </text:span><text:span text:style-name="T4">on passe au niveau suivant et ainsi de suite </text:span><text:span text:style-name="T3"><text:s/>comme dans EXAPUNKS.</text:span></text:p>
      <text:p text:style-name="P12"><text:span text:style-name="T3"/></text:p>
      <text:p text:style-name="P21"><text:span text:style-name="T3">2.</text:span><text:span text:style-name="T2">1 QUESTIONS :</text:span></text:p>
      <text:p text:style-name="P21"><text:span text:style-name="T2"/></text:p>
      <text:p text:style-name="P21"><text:span text:style-name="T2">Les questions sont comme suit :</text:span></text:p>
      <text:p text:style-name="P21"><text:span text:style-name="T2"/></text:p>
      <text:p text:style-name="P24"><text:span text:style-name="T2">Question 1 :</text:span></text:p>
      <text:p text:style-name="P21"><text:span text:style-name="T2"/></text:p>
      <text:p text:style-name="P21"><text:span text:style-name="T2">1) <text:s/>Créer 2 fichiers dans la boîte de sortie.</text:span></text:p>
      <text:p text:style-name="P21"><text:span text:style-name="T2">2) <text:s/>Déplacer le fichier 200 vers la boîte où se trouve <text:s/>Octopunks.</text:span></text:p>
      <text:p text:style-name="P21"><text:span text:style-name="T2">3) <text:s/>Déplacer les 2 <text:s/>fichiers dans la 2éme boîte <text:s/>de sortie.</text:span></text:p>
      <text:p text:style-name="P21"><text:span text:style-name="T2">4) <text:s/>Créer une 3éme fichier dans la 2éme boîte de sortie.</text:span></text:p>
      <text:p text:style-name="P21"><text:span text:style-name="T2">5) <text:s/>Faire disparaître Octopunks.</text:span></text:p>
      <text:p text:style-name="P21"><text:span text:style-name="T2"/></text:p>
      <text:p text:style-name="P24"><text:span text:style-name="T2">Question 2 :</text:span></text:p>
      <text:p text:style-name="P24"><text:span text:style-name="T2"/></text:p>
      <text:p text:style-name="P26"><text:span text:style-name="T2">1) Additionner les 2 premières valeurs du fichier 200.</text:span></text:p>
      <text:p text:style-name="P26"><text:span text:style-name="T2">2) Multiplier le résultat par la 3éme valeur.</text:span></text:p>
      <text:p text:style-name="P26"><text:span text:style-name="T2">3) Soustraire la 4éme valeur.</text:span></text:p>
      <text:p text:style-name="P26"><text:span text:style-name="T2">4) Rejoindre le résultat à la fin du fichier.</text:span></text:p>
      <text:p text:style-name="P26"><text:span text:style-name="T2">5) Déplacer le fichier vers la 2éme boîte.</text:span></text:p>
      <text:p text:style-name="P26"><text:span text:style-name="T2"/></text:p>
      <text:p text:style-name="P26"><text:span text:style-name="T9">NB:</text:span><text:span text:style-name="T2"> Utiliser les valeurs en entrée qui sont : 34,28,11,75</text:span></text:p>
      <text:p text:style-name="P26"><text:span text:style-name="T2"/></text:p>
      <text:p text:style-name="P24"><text:span text:style-name="T2">Question 3 :</text:span></text:p>
      <text:p text:style-name="P26"><text:span text:style-name="T2"/></text:p>
      <text:p text:style-name="P26"><text:span text:style-name="T2">1) <text:s/>Réinitialiser le registre X à 5.</text:span></text:p>
      <text:p text:style-name="P26"><text:span text:style-name="T2">2) <text:s/>Créer un fichier.</text:span></text:p>
      <text:p text:style-name="P26"><text:span text:style-name="T2">3) <text:s/>Définir une étiquette <text:s/>appelée LOOP.</text:span></text:p>
      <text:p text:style-name="P26"><text:span text:style-name="T2">4) <text:s/>Ecrivez 500 dans le fichier détenu.</text:span></text:p>
      <text:p text:style-name="P26"><text:span text:style-name="T2">5) <text:s/>Incrémenter X de 2.</text:span></text:p>
      <text:p text:style-name="P26"><text:span text:style-name="T2">6) <text:s/>Tester si X est égal à 105 stockez le résultat dans T.</text:span></text:p>
      <text:p text:style-name="P26"><text:span text:style-name="T2">7) <text:s/>Allez à LOOP. Si X n'est pas encore égale à 105.</text:span></text:p>
      <text:p text:style-name="P12"><text:span text:style-name="T3"/></text:p>
      <text:p text:style-name="P12"><text:span text:style-name="T3"/></text:p>
      <text:p text:style-name="P23"><text:span text:style-name="T10">N</text:span><text:span text:style-name="T9">B : </text:span><text:span text:style-name="T2">Un </text:span><text:span text:style-name="T5">niveau</text:span><text:span text:style-name="T2"> est proposée en annexe si le temps le permet pour l’implémenter car il y a question de deux OCTOPUS.</text:span></text:p>
      <text:p text:style-name="P23"><text:span text:style-name="T2"/></text:p>
      <text:p text:style-name="P23"><text:span text:style-name="T2"/></text:p>
      <text:p text:style-name="P23"><text:soft-page-break/><text:span text:style-name="T2"/></text:p>
      <text:p text:style-name="P22"><text:span text:style-name="T3">2.</text:span><text:span text:style-name="T2">1 </text:span><text:span text:style-name="T5">SOLU</text:span><text:span text:style-name="T2">TIONS :</text:span></text:p>
      <text:p text:style-name="P22"><text:span text:style-name="T2"/></text:p>
      <text:p text:style-name="P13"><text:span text:style-name="T6">Les </text:span><text:span text:style-name="T5">solutions attendues</text:span><text:span text:style-name="T6"> </text:span><text:span text:style-name="T7">aux questions posées </text:span><text:span text:style-name="T6">sont </text:span><text:span text:style-name="T5">les suivantes</text:span><text:span text:style-name="T6"> :</text:span></text:p>
      <text:p text:style-name="P22"><text:span text:style-name="T2"/></text:p>
      <text:p text:style-name="P13"><text:span text:style-name="T11">Solution</text:span><text:span text:style-name="T12"> 1 :</text:span></text:p>
      <text:p text:style-name="P13"><text:span text:style-name="T12"/></text:p>
      <text:p text:style-name="P27"><text:span text:style-name="T8">LINK 800</text:span></text:p>
      <text:p text:style-name="P27"><text:span text:style-name="T8">GRAB 200</text:span></text:p>
      <text:p text:style-name="P27"><text:span text:style-name="T8">LINK -1</text:span></text:p>
      <text:p text:style-name="P27"><text:span text:style-name="T8">DROP</text:span></text:p>
      <text:p text:style-name="P27"><text:span text:style-name="T8">LINK 800</text:span></text:p>
      <text:p text:style-name="P27"><text:span text:style-name="T8">MAKE</text:span></text:p>
      <text:p text:style-name="P27"><text:span text:style-name="T8">DROP</text:span></text:p>
      <text:p text:style-name="P27"><text:span text:style-name="T8">MAKE</text:span></text:p>
      <text:p text:style-name="P27"><text:span text:style-name="T8">DROP</text:span></text:p>
      <text:p text:style-name="P27"><text:span text:style-name="T8">GRAB 400</text:span></text:p>
      <text:p text:style-name="P27"><text:span text:style-name="T8">LINK 800</text:span></text:p>
      <text:p text:style-name="P27"><text:span text:style-name="T8">DROP</text:span></text:p>
      <text:p text:style-name="P27"><text:span text:style-name="T8">LINK -1</text:span></text:p>
      <text:p text:style-name="P27"><text:span text:style-name="T8">GRAB 401</text:span></text:p>
      <text:p text:style-name="P27"><text:span text:style-name="T8">LINK 800</text:span></text:p>
      <text:p text:style-name="P27"><text:span text:style-name="T8">DROP</text:span></text:p>
      <text:p text:style-name="P27"><text:span text:style-name="T8">MAKE</text:span></text:p>
      <text:p text:style-name="P27"><text:span text:style-name="T8">DROP</text:span></text:p>
      <text:p text:style-name="P27"><text:span text:style-name="T8">HALT</text:span></text:p>
      <text:p text:style-name="P27"><text:span text:style-name="T8"/></text:p>
      <text:p text:style-name="P27"><text:span text:style-name="T8"/></text:p>
      <text:p text:style-name="P28"><text:span text:style-name="T11">Solution</text:span><text:span text:style-name="T12"> </text:span><text:span text:style-name="T11">2</text:span><text:span text:style-name="T12"> :</text:span></text:p>
      <text:p text:style-name="P28"><text:span text:style-name="T12"/></text:p>
      <text:p text:style-name="P28"><text:span text:style-name="T8">LINK 800</text:span></text:p>
      <text:p text:style-name="P28"><text:span text:style-name="T8">GRAB 200</text:span></text:p>
      <text:p text:style-name="P28"><text:span text:style-name="T8">COPY F X</text:span></text:p>
      <text:p text:style-name="P28"><text:span text:style-name="T8">ADDI X F X</text:span></text:p>
      <text:p text:style-name="P28"><text:span text:style-name="T8">MULI X F X</text:span></text:p>
      <text:p text:style-name="P28"><text:span text:style-name="T8">SUBI X F X</text:span></text:p>
      <text:p text:style-name="P28"><text:span text:style-name="T8">COPY X F</text:span></text:p>
      <text:p text:style-name="P28"><text:span text:style-name="T8">LINK 800</text:span></text:p>
      <text:p text:style-name="P28"><text:span text:style-name="T8">DROP</text:span></text:p>
      <text:p text:style-name="P28"><text:span text:style-name="T8">HALT</text:span></text:p>
      <text:p text:style-name="P28"><text:span text:style-name="T8"/></text:p>
      <text:p text:style-name="P28"><text:span text:style-name="T8"/></text:p>
      <text:p text:style-name="P25"><text:span text:style-name="T8">S</text:span><text:span text:style-name="T2">olution 3 :</text:span></text:p>
      <text:p text:style-name="P25"><text:span text:style-name="T2"/></text:p>
      <text:p text:style-name="P29"><text:span text:style-name="T2">COPY 5 X</text:span></text:p>
      <text:p text:style-name="P29"><text:span text:style-name="T2">MAKE</text:span></text:p>
      <text:p text:style-name="P29"><text:span text:style-name="T2">MARK LOOP</text:span></text:p>
      <text:p text:style-name="P29"><text:span text:style-name="T2">COPY 500 F</text:span></text:p>
      <text:p text:style-name="P29"><text:span text:style-name="T2">ADDI X 2 X</text:span></text:p>
      <text:p text:style-name="P29"><text:span text:style-name="T2">TEST X = 105</text:span></text:p>
      <text:p text:style-name="P29"><text:span text:style-name="T2">FJMP LOOP</text:span></text:p>
      <text:p text:style-name="P29"><text:span text:style-name="T2">COPY X T</text:span></text:p>
      <text:p text:style-name="P19"><text:soft-page-break/><text:span text:style-name="T14">3</text:span><text:span text:style-name="T13">. TRAITEM</text:span><text:span text:style-name="T14">E</text:span><text:span text:style-name="T13">NT DES </text:span><text:span text:style-name="T15">COMMANDES </text:span><text:span text:style-name="T13">SAISIES</text:span></text:p>
      <text:p text:style-name="P19"><text:span text:style-name="T13"/></text:p>
      <text:p text:style-name="P20"><text:span text:style-name="T13">Cette partie concerne la gestion des commandes saisies par l’utilisateur. Il faut prévoir une écriture des saisie de l’utilisateur dans un fichier SaisieCommande.txt</text:span></text:p>
      <text:p text:style-name="P20"><text:span text:style-name="T13"/></text:p>
      <text:p text:style-name="P14"><text:span text:style-name="T17">Ce fichier est lu par la classe Java BufferedReader qui permet de lire le fichier en entrée et le mettre dans le buffer. En lisant le fichier, je le parse à la recherche des commandes assembleurs et de leurs arguments saisies par l’utilisateur en utilisant </text:span><text:span text:style-name="T18">les expressions conditionnelles switch/case. Pour les arguments en entrée, il est nécessaire de les séparer afin de les passer correctement dans les instructions. La séparation des arguments est faite en utilisant la méthode split. Il ne faut pas oublier que cette méthode envoie des chaînes de caractères. Par conséquent, il faut convertir les caractères numériques en valeurs numériques comprises par les méthodes que mon programme va appeler. C’est pour cette raison, que j’ai utilisé la méthode parseInt au sein des exceptions try et catch.</text:span></text:p>
      <text:p text:style-name="P14"><text:span text:style-name="T18"/></text:p>
      <text:p text:style-name="P32"><text:span text:style-name="T18">C</text:span><text:span text:style-name="T16">i-dessous, le résumé des actions du programme :</text:span></text:p>
      <text:p text:style-name="P32"><text:span text:style-name="T16"/></text:p>
      <text:p text:style-name="P32"><text:span text:style-name="T16">Lire Fichier </text:span></text:p>
      <text:p text:style-name="P32"><text:span text:style-name="T16"><text:tab/>---&gt; Parser les commandes </text:span></text:p>
      <text:p text:style-name="P32"><text:span text:style-name="T16"><text:tab/><text:tab/>---&gt; Parser les arguments </text:span></text:p>
      <text:p text:style-name="P32"><text:span text:style-name="T16"><text:tab/><text:tab/><text:tab/>---&gt; Séparer (spliter) les arguments </text:span></text:p>
      <text:p text:style-name="P32"><text:span text:style-name="T16"><text:tab/><text:tab/><text:tab/><text:tab/>---&gt; Convertir les caractères numériques en entier </text:span></text:p>
      <text:p text:style-name="P32"><text:span text:style-name="T16"><text:tab/><text:tab/><text:tab/><text:tab/><text:tab/>---&gt; <text:s/>Générer les instructions </text:span></text:p>
      <text:p text:style-name="P32"><text:span text:style-name="T16"><text:tab/><text:tab/><text:tab/><text:tab/><text:tab/><text:tab/>---&gt; Appeler les méthodes</text:span></text:p>
      <text:p text:style-name="P14"><text:span text:style-name="T18"/></text:p>
      <text:p text:style-name="P30"><text:span text:style-name="T18">C</text:span><text:span text:style-name="T16">i-dessous, la première version de mon programme :</text:span></text:p>
      <text:p text:style-name="P30"><text:span text:style-name="T16"/></text:p>
      <text:p text:style-name="Text_20_body">import java.io.*;</text:p>
      <text:p text:style-name="Text_20_body">import java.util.*;</text:p>
      <text:p text:style-name="Text_20_body">//Déclaration de la classe qui permet la lecture du fichier des commandes.</text:p>
      <text:p text:style-name="Text_20_body">public class LireCommande{</text:p>
      <text:p text:style-name="Text_20_body"><text:s text:c="2"/>public static void main(String[] args) throws Exception {</text:p>
      <text:p text:style-name="Text_20_body"><text:s text:c="3"/>//Lecture fichier des commandes saisies par le joueur.</text:p>
      <text:p text:style-name="Text_20_body"><text:s text:c="3"/>File doc = new File("./SaisieCommande.txt");</text:p>
      <text:p text:style-name="Text_20_body"><text:s text:c="3"/>//Appel de la classe Buffereader qui permet de lire le fichier en entrée et le mettre dans le buffer.</text:p>
      <text:p text:style-name="Text_20_body"><text:s text:c="4"/>BufferedReader obj = new BufferedReader(new FileReader(doc));</text:p>
      <text:p text:style-name="Text_20_body"><text:s text:c="4"/>String strng;</text:p>
      <text:p text:style-name="Text_20_body"><text:s text:c="4"/>//obj.readLine() permet de lire une ligne du fichier.</text:p>
      <text:p text:style-name="Text_20_body"><text:s text:c="4"/>//Tant que la ligne n'est pas null le programme continue de lire le fichier.</text:p>
      <text:p text:style-name="Text_20_body"><text:s text:c="4"/>//Boucle while qui permet de parser le fichier à la recherche de la commande et de son argument.</text:p>
      <text:p text:style-name="Text_20_body"><text:s text:c="4"/>while ((strng = obj.readLine()) != null) </text:p>
      <text:p text:style-name="Text_20_body"><text:s text:c="4"/>{ </text:p>
      <text:p text:style-name="Text_20_body"><text:s text:c="12"/>//strng.substring(0, 4) représente la commande.</text:p>
      <text:p text:style-name="Text_20_body"><text:soft-page-break/><text:s text:c="12"/>//strng.substring(5, strng.length())) représente l'argument ou les arguments de la commande.</text:p>
      <text:p text:style-name="Text_20_body"><text:s text:c="12"/>//strng.length() représente la longueur de la chaine de caractère de la ligne.</text:p>
      <text:p text:style-name="Text_20_body"><text:s text:c="12"/>//J'utilise un switch pour distinguer les commandes et les arguments. </text:p>
      <text:p text:style-name="Text_20_body"><text:s text:c="22"/>switch(strng.substring(0, 4)) {</text:p>
      <text:p text:style-name="Text_20_body"><text:s text:c="32"/>case "LINK":</text:p>
      <text:p text:style-name="Text_20_body"><text:s text:c="54"/>//Affichage de la commande.</text:p>
      <text:p text:style-name="Text_20_body"><text:s text:c="54"/>System.out.println("Commande=LINK");</text:p>
      <text:p text:style-name="Text_20_body"><text:s text:c="54"/>//Affichage de l'argument.</text:p>
      <text:p text:style-name="Text_20_body"><text:s text:c="54"/>System.out.println("Instruction("+strng.substring(5, strng.length())+")"); <text:s text:c="27"/></text:p>
      <text:p text:style-name="Text_20_body"><text:s text:c="54"/>String arg_LINK=strng.substring(5, strng.length());</text:p>
      <text:p text:style-name="Text_20_body"><text:s text:c="54"/>try{</text:p>
      <text:p text:style-name="Text_20_body"><text:s text:c="56"/>//On utilise parseInt qui permet de convertir une chaine de caractère de valeur numérique</text:p>
      <text:p text:style-name="Text_20_body"><text:s text:c="56"/>// en entier.</text:p>
      <text:p text:style-name="Text_20_body"><text:s text:c="57"/>int number = Integer.parseInt(arg_LINK);</text:p>
      <text:p text:style-name="Text_20_body"><text:s text:c="57"/>System.out.println(number);</text:p>
      <text:p text:style-name="Text_20_body"><text:s text:c="53"/>}</text:p>
      <text:p text:style-name="Text_20_body"><text:s text:c="53"/>//catch permet de capter le message d'erreur "warning" et l'erreur compte la chaine de caractère </text:p>
      <text:p text:style-name="Text_20_body"><text:s text:c="53"/>//n'est pas une valeur numérique. </text:p>
      <text:p text:style-name="Text_20_body"><text:s text:c="53"/>catch (NumberFormatException ex){</text:p>
      <text:p text:style-name="Text_20_body"><text:s text:c="57"/>ex.printStackTrace();</text:p>
      <text:p text:style-name="Text_20_body"><text:s text:c="53"/>}</text:p>
      <text:p text:style-name="Text_20_body"><text:s text:c="54"/>break;</text:p>
      <text:p text:style-name="Text_20_body"><text:s text:c="32"/>case "GRAB":</text:p>
      <text:p text:style-name="Text_20_body"><text:s text:c="54"/>//Affichage de la commande.</text:p>
      <text:p text:style-name="Text_20_body"><text:s text:c="54"/>System.out.println("Commande=GRAB");</text:p>
      <text:p text:style-name="Text_20_body"><text:s text:c="54"/>//Affichage de l'argument.</text:p>
      <text:p text:style-name="Text_20_body"><text:s text:c="54"/>System.out.println("Instruction("+strng.substring(5, strng.length())+")");</text:p>
      <text:p text:style-name="Text_20_body"><text:s text:c="54"/>break;</text:p>
      <text:p text:style-name="Text_20_body"><text:s text:c="32"/>case "DROP":</text:p>
      <text:p text:style-name="Text_20_body"><text:soft-page-break/><text:s text:c="54"/>//Affichage de la commande.</text:p>
      <text:p text:style-name="Text_20_body"><text:s text:c="54"/>System.out.println("Instruction(DROP)");</text:p>
      <text:p text:style-name="Text_20_body"><text:s text:c="54"/>break;</text:p>
      <text:p text:style-name="Text_20_body"><text:s text:c="32"/>case "COPY":</text:p>
      <text:p text:style-name="Text_20_body"><text:s text:c="54"/>//Affichage de la commande.</text:p>
      <text:p text:style-name="Text_20_body"><text:s text:c="54"/>//On distingue chaque argument avec la fonction split. split sépare chaque argument</text:p>
      <text:p text:style-name="Text_20_body"><text:s text:c="54"/>//dès qu'il rencontre un espace. split met chaque argument dans l'ordre dans le tableau Str_COPY. </text:p>
      <text:p text:style-name="Text_20_body"><text:s text:c="54"/>String[] Str_COPY=strng.substring(5, strng.length()).split(" ", 4);</text:p>
      <text:p text:style-name="Text_20_body"><text:s text:c="54"/>//Affichage des arguments un par un.</text:p>
      <text:p text:style-name="Text_20_body"><text:s text:c="54"/>//Il faut mettre le premier argument dans une variable String.</text:p>
      <text:p text:style-name="Text_20_body"><text:s text:c="54"/>//Il faut mettre le deuxiéme argument dans une variable String.</text:p>
      <text:p text:style-name="Text_20_body"><text:s text:c="54"/>String arg1_COPY=Str_COPY[0];</text:p>
      <text:p text:style-name="Text_20_body"><text:s text:c="54"/>try{</text:p>
      <text:p text:style-name="Text_20_body"><text:s text:c="56"/>//On utilise parseInt qui permet de convertir une chaine de caractère de valeur numérique</text:p>
      <text:p text:style-name="Text_20_body"><text:s text:c="56"/>// en entier.</text:p>
      <text:p text:style-name="Text_20_body"><text:s text:c="57"/>int number = Integer.parseInt(arg1_COPY);</text:p>
      <text:p text:style-name="Text_20_body"><text:s text:c="57"/>System.out.println(number);</text:p>
      <text:p text:style-name="Text_20_body"><text:s text:c="53"/>}</text:p>
      <text:p text:style-name="Text_20_body"><text:s text:c="53"/>//catch permet de capter le message d'erreur "warning" et l'erreur compte la chaine de caractère </text:p>
      <text:p text:style-name="Text_20_body"><text:s text:c="53"/>//n'est pas une valeur numérique. </text:p>
      <text:p text:style-name="Text_20_body"><text:s text:c="53"/>catch (NumberFormatException ex){</text:p>
      <text:p text:style-name="Text_20_body"><text:s text:c="57"/>ex.printStackTrace();</text:p>
      <text:p text:style-name="Text_20_body"><text:s text:c="53"/>}</text:p>
      <text:p text:style-name="Text_20_body"><text:s text:c="53"/>String arg2_COPY=Str_COPY[1]; <text:s text:c="100"/>System.out.println("Instruction(COPY,"+Str_COPY[0]+","+Str_COPY[1]+")"); <text:s text:c="57"/></text:p>
      <text:p text:style-name="Text_20_body"><text:s text:c="54"/>break;</text:p>
      <text:p text:style-name="Text_20_body"><text:s text:c="32"/>case "MULI":</text:p>
      <text:p text:style-name="Text_20_body"><text:s text:c="54"/>//Affichage de la commande.</text:p>
      <text:p text:style-name="Text_20_body"><text:s text:c="54"/>//On distingue chaque argument avec la fonction split. split sépare chaque argument</text:p>
      <text:p text:style-name="Text_20_body"><text:soft-page-break/><text:s text:c="54"/>//dès qu'il rencontre un espace. split met chaque argument dans l'ordre dans le tableau Str_MULI. </text:p>
      <text:p text:style-name="Text_20_body"><text:s text:c="54"/>String[] Str_MULI=strng.substring(5, strng.length()).split(" ", 4);</text:p>
      <text:p text:style-name="Text_20_body"><text:s text:c="54"/>//Affichage des arguments un par un.</text:p>
      <text:p text:style-name="Text_20_body"><text:s text:c="54"/>//Il faut mettre le premier argument dans une variable String.</text:p>
      <text:p text:style-name="Text_20_body"><text:s text:c="54"/>String arg1_MULI=Str_MULI[0];</text:p>
      <text:p text:style-name="Text_20_body"><text:s text:c="54"/>//Il faut mettre le deuxiéme argument dans une variable String.</text:p>
      <text:p text:style-name="Text_20_body"><text:s text:c="54"/>String arg2_MULI=Str_MULI[1];</text:p>
      <text:p text:style-name="Text_20_body"><text:s text:c="54"/>try{</text:p>
      <text:p text:style-name="Text_20_body"><text:s text:c="56"/>//On utilise parseInt qui permet de convertir une chaine de caractère de valeur numérique</text:p>
      <text:p text:style-name="Text_20_body"><text:s text:c="56"/>// en entier.</text:p>
      <text:p text:style-name="Text_20_body"><text:s text:c="57"/>int number = Integer.parseInt(arg2_MULI);</text:p>
      <text:p text:style-name="Text_20_body"><text:s text:c="57"/>System.out.println(number);</text:p>
      <text:p text:style-name="Text_20_body"><text:s text:c="53"/>}</text:p>
      <text:p text:style-name="Text_20_body"><text:s text:c="53"/>//catch permet de capter le message d'erreur "warning" et l'erreur compte la chaine de caractère </text:p>
      <text:p text:style-name="Text_20_body"><text:s text:c="53"/>//n'est pas une valeur numérique. </text:p>
      <text:p text:style-name="Text_20_body"><text:s text:c="53"/>catch (NumberFormatException ex){</text:p>
      <text:p text:style-name="Text_20_body"><text:s text:c="57"/>ex.printStackTrace();</text:p>
      <text:p text:style-name="Text_20_body"><text:s text:c="53"/>}</text:p>
      <text:p text:style-name="Text_20_body"><text:s text:c="54"/>//Il faut mettre le troisiéme argument dans une variable String.</text:p>
      <text:p text:style-name="Text_20_body"><text:s text:c="54"/>String arg3_MULI=Str_MULI[2]; <text:s text:c="108"/>System.out.println("Instruction(MULI,"+arg1_MULI+","+arg2_MULI+","+arg3_MULI+")");</text:p>
      <text:p text:style-name="Text_20_body"><text:s text:c="54"/>break;</text:p>
      <text:p text:style-name="Text_20_body"><text:s text:c="32"/>case "ADDI":</text:p>
      <text:p text:style-name="Text_20_body"><text:s text:c="54"/>//Affichage de la commande.</text:p>
      <text:p text:style-name="Text_20_body"><text:s text:c="54"/>//On distingue chaque argument avec la fonction split. split sépare chaque argument</text:p>
      <text:p text:style-name="Text_20_body"><text:s text:c="54"/>//dès qu'il rencontre un espace. split met chaque argument dans l'ordre dans le tableau Str_ADDI. </text:p>
      <text:p text:style-name="Text_20_body"><text:s text:c="54"/>String[] Str_ADDI=strng.substring(5, strng.length()).split(" ", 4);</text:p>
      <text:p text:style-name="Text_20_body"><text:s text:c="54"/>//Affichage des arguments un par un.</text:p>
      <text:p text:style-name="Text_20_body"><text:s text:c="54"/>//Il faut mettre le premier argument dans une variable String.</text:p>
      <text:p text:style-name="Text_20_body"><text:soft-page-break/><text:s text:c="54"/>String arg1_ADDI=Str_ADDI[0];</text:p>
      <text:p text:style-name="Text_20_body"><text:s text:c="54"/>//int num1 = Integer.valueOf(Str_ADDI[0]);</text:p>
      <text:p text:style-name="Text_20_body"><text:s text:c="54"/>String str = Str_ADDI[0];</text:p>
      <text:p text:style-name="Text_20_body"><text:s text:c="54"/></text:p>
      <text:p text:style-name="Text_20_body"><text:s text:c="54"/>//Il faut mettre le deuxiéme argument dans une variable String.</text:p>
      <text:p text:style-name="Text_20_body"><text:s text:c="54"/>String arg2_ADDI=Str_ADDI[1];</text:p>
      <text:p text:style-name="Text_20_body"><text:s text:c="54"/>String str1 = Str_ADDI[1];</text:p>
      <text:p text:style-name="Text_20_body"><text:s text:c="54"/>try{</text:p>
      <text:p text:style-name="Text_20_body"><text:s text:c="58"/>//On utilise parseInt qui permet de convertir une chaine de caractère de valeur numérique</text:p>
      <text:p text:style-name="Text_20_body"><text:s text:c="57"/>// en entier.</text:p>
      <text:p text:style-name="Text_20_body"><text:s text:c="58"/>int number = Integer.parseInt(str1);</text:p>
      <text:p text:style-name="Text_20_body"><text:s text:c="58"/>System.out.println(number); </text:p>
      <text:p text:style-name="Text_20_body"><text:s text:c="54"/>}</text:p>
      <text:p text:style-name="Text_20_body"><text:s text:c="54"/>//catch permet de capter le message d'erreur "warning" et l'erreur compte la chaine de caractère </text:p>
      <text:p text:style-name="Text_20_body"><text:s text:c="54"/>//n'est pas une valeur numérique.</text:p>
      <text:p text:style-name="Text_20_body"><text:s text:c="54"/>catch (NumberFormatException ex){</text:p>
      <text:p text:style-name="Text_20_body"><text:s text:c="58"/>ex.printStackTrace();</text:p>
      <text:p text:style-name="Text_20_body"><text:s text:c="54"/>}</text:p>
      <text:p text:style-name="Text_20_body"><text:s text:c="54"/>//Il faut mettre le troisiéme argument dans une variable String.</text:p>
      <text:p text:style-name="Text_20_body"><text:s text:c="54"/>String arg3_ADDI=Str_ADDI[2];</text:p>
      <text:p text:style-name="Text_20_body"><text:s text:c="54"/>String str2 = Str_ADDI[2]; <text:s text:c="18"/><text:tab/><text:tab/><text:tab/><text:tab/> <text:s text:c="52"/>System.out.println("Instruction(ADDI,"+str+","+str1+","+str2+")");</text:p>
      <text:p text:style-name="Text_20_body"><text:s text:c="54"/>break;</text:p>
      <text:p text:style-name="Text_20_body"><text:s text:c="32"/>case "TEST":</text:p>
      <text:p text:style-name="Text_20_body"><text:s text:c="54"/>//Affichage de la commande.</text:p>
      <text:p text:style-name="Text_20_body"><text:s text:c="54"/>//Affichage de l'argument. <text:s text:c="119"/></text:p>
      <text:p text:style-name="Text_20_body"><text:s text:c="54"/>String[] Str_TEST=strng.substring(5, strng.length()).split(" ", 4);</text:p>
      <text:p text:style-name="Text_20_body"><text:s text:c="54"/>String arg1_TEST=Str_TEST[0];</text:p>
      <text:p text:style-name="Text_20_body"><text:s text:c="54"/>String arg2_TEST=Str_TEST[1];</text:p>
      <text:p text:style-name="Text_20_body"><text:s text:c="54"/>String arg3_TEST=Str_TEST[2]; <text:s text:c="54"/></text:p>
      <text:p text:style-name="Text_20_body"><text:s text:c="54"/>try{</text:p>
      <text:p text:style-name="Text_20_body"><text:soft-page-break/><text:s text:c="56"/>//On utilise parseInt qui permet de convertir une chaine de caractère de valeur numérique</text:p>
      <text:p text:style-name="Text_20_body"><text:s text:c="56"/>// en entier.</text:p>
      <text:p text:style-name="Text_20_body"><text:s text:c="57"/>int number = Integer.parseInt(arg3_TEST);</text:p>
      <text:p text:style-name="Text_20_body"><text:s text:c="57"/>System.out.println(number);</text:p>
      <text:p text:style-name="Text_20_body"><text:s text:c="53"/>}</text:p>
      <text:p text:style-name="Text_20_body"><text:s text:c="53"/>//catch permet de capter le message d'erreur "warning" et l'erreur compte la chaine de caractère </text:p>
      <text:p text:style-name="Text_20_body"><text:s text:c="53"/>//n'est pas une valeur numérique. </text:p>
      <text:p text:style-name="Text_20_body"><text:s text:c="53"/>catch (NumberFormatException ex){</text:p>
      <text:p text:style-name="Text_20_body"><text:s text:c="57"/>ex.printStackTrace();</text:p>
      <text:p text:style-name="Text_20_body"><text:s text:c="53"/>}</text:p>
      <text:p text:style-name="Text_20_body"><text:s text:c="54"/>break;</text:p>
      <text:p text:style-name="Text_20_body"><text:s text:c="32"/>case "SUBI":</text:p>
      <text:p text:style-name="Text_20_body"><text:s text:c="54"/>//Affichage de la commande</text:p>
      <text:p text:style-name="Text_20_body"><text:s text:c="54"/>//On distingue chaque argument avec la fonction split. split sépare chaque argument</text:p>
      <text:p text:style-name="Text_20_body"><text:s text:c="54"/>//dès qu'il rencontre un espace. split met chaque argument dans l'ordre dans le tableau Str_SUBI. </text:p>
      <text:p text:style-name="Text_20_body"><text:s text:c="54"/>String[] Str_SUBI=strng.substring(5, strng.length()).split(" ", 4);</text:p>
      <text:p text:style-name="Text_20_body"><text:s text:c="54"/>//Affichage des arguments un par un.</text:p>
      <text:p text:style-name="Text_20_body"><text:s text:c="54"/>//Il faut mettre le premier argument dans une variable String.</text:p>
      <text:p text:style-name="Text_20_body"><text:s text:c="54"/>//Il faut mettre le deuxième argument dans une variable String.</text:p>
      <text:p text:style-name="Text_20_body"><text:s text:c="54"/>//Il faut mettre le troisiéme argument dans une variable String. <text:s text:c="8"/></text:p>
      <text:p text:style-name="Text_20_body"><text:s text:c="54"/>String arg1_SUBI=Str_SUBI[0]; <text:s text:c="55"/></text:p>
      <text:p text:style-name="Text_20_body"><text:s text:c="52"/>String arg2_SUBI=Str_SUBI[1];</text:p>
      <text:p text:style-name="Text_20_body"><text:s text:c="52"/>try{</text:p>
      <text:p text:style-name="Text_20_body"><text:s text:c="54"/>//On utilise parseInt qui permet de convertir une chaine de caractère de valeur numérique</text:p>
      <text:p text:style-name="Text_20_body"><text:s text:c="53"/>// en entier.</text:p>
      <text:p text:style-name="Text_20_body"><text:s text:c="54"/>int number = Integer.parseInt(arg2_SUBI);</text:p>
      <text:p text:style-name="Text_20_body"><text:s text:c="54"/>System.out.println(number); </text:p>
      <text:p text:style-name="Text_20_body"><text:s text:c="50"/>}</text:p>
      <text:p text:style-name="Text_20_body"><text:soft-page-break/><text:s text:c="50"/>//catch permet de capter le message d'erreur "warning" et l'erreur compte la chaine de caractère </text:p>
      <text:p text:style-name="Text_20_body"><text:s text:c="50"/>//n'est pas une valeur numérique.</text:p>
      <text:p text:style-name="Text_20_body"><text:s text:c="50"/>catch (NumberFormatException ex){</text:p>
      <text:p text:style-name="Text_20_body"><text:s text:c="54"/>ex.printStackTrace();</text:p>
      <text:p text:style-name="Text_20_body"><text:s text:c="50"/>}</text:p>
      <text:p text:style-name="Text_20_body"><text:s text:c="50"/>String arg3_SUBI=Str_SUBI[2]; <text:s text:c="52"/>System.out.println("Instruction(SUBI,"+Str_SUBI[0]+","+Str_SUBI[1]+","+Str_SUBI[2]+")");</text:p>
      <text:p text:style-name="Text_20_body"><text:s text:c="54"/>break;</text:p>
      <text:p text:style-name="Text_20_body"><text:s text:c="32"/>case "MAKE":</text:p>
      <text:p text:style-name="Text_20_body"><text:s text:c="54"/>//Affichage de la commande. </text:p>
      <text:p text:style-name="Text_20_body"><text:s text:c="54"/>System.out.println("Instructio(MAKE)");</text:p>
      <text:p text:style-name="Text_20_body"><text:s text:c="54"/>break;</text:p>
      <text:p text:style-name="Text_20_body"><text:s text:c="32"/>case "MARK":</text:p>
      <text:p text:style-name="Text_20_body"><text:s text:c="54"/>//Affichage de la commande.</text:p>
      <text:p text:style-name="Text_20_body"><text:s text:c="54"/>System.out.println("Instruction(MARK)");</text:p>
      <text:p text:style-name="Text_20_body"><text:s text:c="54"/>break;</text:p>
      <text:p text:style-name="Text_20_body"><text:s text:c="32"/>case "HALT":</text:p>
      <text:p text:style-name="Text_20_body"><text:s text:c="54"/>//Affichage de la commande.</text:p>
      <text:p text:style-name="Text_20_body"><text:s text:c="54"/>System.out.println("Instruction(HALT)");</text:p>
      <text:p text:style-name="Text_20_body"><text:s text:c="54"/>break; <text:s text:c="18"/></text:p>
      <text:p text:style-name="Text_20_body"><text:s text:c="32"/>case "FJMP":</text:p>
      <text:p text:style-name="Text_20_body"><text:s text:c="54"/>//Affichage de la commande.</text:p>
      <text:p text:style-name="Text_20_body"><text:s text:c="54"/>System.out.println("Instruction(FJMP,"+strng.substring(5, strng.length())+")");</text:p>
      <text:p text:style-name="Text_20_body"><text:s text:c="54"/>//Affichage de l'argument.</text:p>
      <text:p text:style-name="Text_20_body"><text:s text:c="54"/>break;</text:p>
      <text:p text:style-name="Text_20_body"><text:s text:c="54"/>} <text:s text:c="28"/></text:p>
      <text:p text:style-name="Text_20_body"><text:s text:c="2"/>};</text:p>
      <text:p text:style-name="Text_20_body">}</text:p>
      <text:p text:style-name="Text_20_body">}</text:p>
      <text:p text:style-name="Text_20_body"/>
      <text:p text:style-name="P18"><text:span text:style-name="T22">4</text:span>. ANNEXE</text:p>
      <text:p text:style-name="P18"><text:soft-page-break/></text:p>
      <text:p text:style-name="P15"><text:span text:style-name="T21">Je propose dans cette annexe, si le temps le permet, et que les 3 premiers niveaux sont opérationnelles, un quatrième niveau qui propose deux OCTOPUS.</text:span></text:p>
      <text:p text:style-name="P15"><text:span text:style-name="T21"/></text:p>
      <text:p text:style-name="P15"><text:span text:style-name="T21"/></text:p>
      <text:p text:style-name="P31"><text:span text:style-name="T20">QUESTION 4 :</text:span></text:p>
      <text:p text:style-name="P31"><text:span text:style-name="T20"/></text:p>
      <text:p text:style-name="P31"><text:span text:style-name="T20"/></text:p>
      <text:p text:style-name="P31"><text:span text:style-name="T20"/></text:p>
      <text:p text:style-name="P31"><text:span text:style-name="T20"/></text:p>
      <text:p text:style-name="P31"><text:span text:style-name="T20"/></text:p>
      <text:p text:style-name="P31"><text:span text:style-name="T20"/></text:p>
      <text:p text:style-name="P31"><text:span text:style-name="T20"/></text:p>
      <text:p text:style-name="P31"><text:span text:style-name="T20"/></text:p>
      <text:p text:style-name="P31"><text:span text:style-name="T20"/></text:p>
      <text:p text:style-name="P31"><text:span text:style-name="T20"/></text:p>
      <text:p text:style-name="P31"><text:span text:style-name="T20"/></text:p>
      <text:p text:style-name="P31"><text:span text:style-name="T20"/></text:p>
      <text:p text:style-name="P31"><text:span text:style-name="T20"/></text:p>
      <text:p text:style-name="P31"><text:span text:style-name="T20">SOLUTION 4 :</text:span></text:p>
      <text:p text:style-name="P31"><text:span text:style-name="T2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1T10:49:23.297254241</meta:creation-date>
    <dc:date>2024-02-11T12:08:54.374945780</dc:date>
    <meta:editing-duration>PT1H7M34S</meta:editing-duration>
    <meta:editing-cycles>16</meta:editing-cycles>
    <meta:generator>LibreOffice/6.4.7.2$Linux_X86_64 LibreOffice_project/40$Build-2</meta:generator>
    <meta:document-statistic meta:table-count="0" meta:image-count="0" meta:object-count="0" meta:page-count="11" meta:paragraph-count="284" meta:word-count="1537" meta:character-count="20191" meta:non-whitespace-character-count="9441"/>
  </office:meta>
</office:document-meta>
</file>